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" svg:font-family="Mangal"/>
    <style:font-face style:name="Courier New" svg:font-family="'Courier New'" style:font-family-generic="modern"/>
    <style:font-face style:name="DejaVu Sans1" svg:font-family="'DejaVu Sans'" style:font-family-generic="swiss"/>
    <style:font-face style:name="DejaVu Sans2" svg:font-family="'DejaVu Sans'" style:font-pitch="variable"/>
    <style:font-face style:name="Droid Sans" svg:font-family="'Droid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DejaVu Serif" fo:font-size="10pt" style:rfc-language-tag="es-ES-u-co-trad" fo:language="es" fo:country="ES" fo:font-weight="bold" style:font-size-asian="10pt" style:font-weight-asian="bold" style:font-name-complex="Comic Sans MS" style:font-size-complex="10pt"/>
    </style:style>
    <style:style style:name="P2" style:family="paragraph" style:parent-style-name="Standard" style:list-style-name="WW8Num1">
      <style:paragraph-properties fo:line-height="150%" fo:text-align="justify" style:justify-single-word="false"/>
      <style:text-properties style:font-name="DejaVu Serif" fo:font-size="10pt" style:rfc-language-tag="es-ES-u-co-trad" fo:language="es" fo:country="ES" style:font-size-asian="10pt" style:font-name-complex="Comic Sans MS" style:font-size-complex="10pt"/>
    </style:style>
    <style:style style:name="P3" style:family="paragraph" style:parent-style-name="Standard" style:list-style-name="WW8Num1">
      <style:paragraph-properties fo:line-height="150%" fo:text-align="justify" style:justify-single-word="false" fo:orphans="0" fo:widows="0" fo:hyphenation-ladder-count="no-limit" style:text-autospace="none"/>
      <style:text-properties style:font-name="DejaVu Serif" fo:font-size="10pt" style:rfc-language-tag="es-ES-u-co-trad" fo:language="es" fo:country="ES" style:font-size-asian="10pt" style:font-name-complex="Comic Sans MS" style:font-size-complex="10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line-height="150%" fo:text-align="justify" style:justify-single-word="false"/>
      <style:text-properties style:font-name="DejaVu Serif" fo:font-size="10pt" fo:language="en" fo:country="GB" style:font-size-asian="10pt" style:font-name-complex="Comic Sans MS" style:font-size-complex="10pt"/>
    </style:style>
    <style:style style:name="P5" style:family="paragraph" style:parent-style-name="Standard" style:list-style-name="WW8Num1">
      <style:paragraph-properties fo:line-height="150%" fo:text-align="justify" style:justify-single-word="false" fo:orphans="0" fo:widows="0" fo:hyphenation-ladder-count="no-limit" style:text-autospace="none"/>
      <style:text-properties style:font-name="DejaVu Serif" fo:font-size="10pt" fo:language="en" fo:country="GB" style:font-size-asian="10pt" style:font-name-complex="Comic Sans MS" style:font-size-complex="10pt" fo:hyphenate="false" fo:hyphenation-remain-char-count="2" fo:hyphenation-push-char-count="2" loext:hyphenation-no-caps="false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DejaVu Serif" fo:font-size="10pt" style:rfc-language-tag="es-ES-u-co-trad" fo:language="es" fo:country="ES" style:text-underline-style="solid" style:text-underline-type="double" style:text-underline-width="auto" style:text-underline-color="font-color" fo:font-weight="bold" style:font-size-asian="10pt" style:font-weight-asian="bold" style:font-name-complex="Comic Sans MS" style:font-size-complex="10pt"/>
    </style:style>
    <style:style style:name="T1" style:family="text">
      <style:text-properties style:font-name="Comic Sans MS" fo:font-size="10pt" style:rfc-language-tag="es-ES-u-co-trad" fo:language="es" fo:country="ES" fo:font-weight="bold" style:font-size-asian="10pt" style:font-weight-asian="bold" style:font-name-complex="Comic Sans MS" style:font-size-complex="10pt"/>
    </style:style>
    <style:style style:name="T2" style:family="text">
      <style:text-properties style:font-name="Comic Sans MS" fo:font-size="10pt" style:rfc-language-tag="es-ES-u-co-trad" fo:language="es" fo:country="ES" style:font-size-asian="10pt" style:font-name-complex="Comic Sans MS" style:font-size-complex="10pt"/>
    </style:style>
    <style:style style:name="T3" style:family="text">
      <style:text-properties style:font-name="Comic Sans MS" fo:font-size="10pt" fo:language="en" fo:country="GB" style:font-size-asian="10pt" style:font-name-complex="Comic Sans MS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ÁCTICA 3</text:p>
      <text:p text:style-name="P1"/>
      <text:p text:style-name="P1">Ejercicios:</text:p>
      <text:list xml:id="list686318732" text:style-name="WW8Num1">
        <text:list-item>
          <text:p text:style-name="P2">Descuento medio aplicado en las facturas.</text:p>
        </text:list-item>
        <text:list-item>
          <text:p text:style-name="P2">Descuento medio aplicado en las facturas sin considerar los valores nulos.</text:p>
        </text:list-item>
        <text:list-item>
          <text:p text:style-name="P2">Descuento medio aplicado en las facturas considerando los valores nulos como cero.</text:p>
        </text:list-item>
        <text:list-item>
          <text:p text:style-name="P2">Número de facturas.</text:p>
        </text:list-item>
        <text:list-item>
          <text:p text:style-name="P2">Número de pueblos de la Comunidad de Valencia.</text:p>
        </text:list-item>
        <text:list-item>
          <text:p text:style-name="P2">Importe total de los artículos que tenemos en el almacén. Este importe se calcula sumando el producto de las unidades en stock por el precio de cada unidad</text:p>
        </text:list-item>
        <text:list-item>
          <text:p text:style-name="P2">Número de pueblos en los que residen clientes cuyo código postal empieza por ‘12’.</text:p>
        </text:list-item>
        <text:list-item>
          <text:p text:style-name="P2">Valores máximo y mínimo del stock de los artículos cuyo precio oscila entre 9 y 12 € y diferencia entre ambos valores</text:p>
        </text:list-item>
        <text:list-item>
          <text:p text:style-name="P2">Precio medio de los artículos cuyo stock supera las 10 unidades.</text:p>
        </text:list-item>
        <text:list-item>
          <text:p text:style-name="P2">Fecha de la primera y la última factura del cliente con código 210.</text:p>
        </text:list-item>
        <text:list-item>
          <text:p text:style-name="P2">Número de artículos cuyo stock es nulo.</text:p>
        </text:list-item>
        <text:list-item>
          <text:p text:style-name="P2">Número de líneas cuyo descuento es nulo (con un decimal)</text:p>
        </text:list-item>
        <text:list-item>
          <text:p text:style-name="P3">Obtener cuántas facturas tiene cada cliente.</text:p>
        </text:list-item>
        <text:list-item>
          <text:p text:style-name="P3">Obtener cuántas facturas tiene cada cliente, pero sólo si tiene dos o más <text:s/>facturas.</text:p>
        </text:list-item>
        <text:list-item>
          <text:p text:style-name="P3">Importe de la facturación (suma del producto de la cantidad por el precio de las líneas de factura) de los <text:s/>artículos</text:p>
        </text:list-item>
        <text:list-item>
          <text:p text:style-name="P3">Importe de la facturación (suma del producto de la cantidad por el precio de las líneas de factura) de aquellos artículos cuyo código contiene la letra “A” (bien mayúscula o minúscula).</text:p>
        </text:list-item>
        <text:list-item>
          <text:p text:style-name="P3">Número de facturas para cada fecha, junto con la fecha</text:p>
        </text:list-item>
        <text:list-item>
          <text:p text:style-name="P3">Obtener el número de clientes del pueblo junto con el nombre del pueblo mostrando primero los pueblos que más clientes tengan.</text:p>
        </text:list-item>
        <text:list-item>
          <text:p text:style-name="P3">Obtener el número de clientes del pueblo junto con el nombre del pueblo mostrando primero los pueblos que más clientes tengan, siempre y cuando tengan más de dos clientes.</text:p>
        </text:list-item>
        <text:list-item>
          <text:p text:style-name="P3">Cantidades totales vendidas para cada artículo cuyo código empieza por “P", mostrando también la descripción de dicho artículo.9.-<text:tab/>Precio máximo y precio mínimo de venta (en líneas de facturas) para cada artículo cuyo código empieza por “c”.</text:p>
        </text:list-item>
        <text:list-item>
          <text:p text:style-name="P3">Igual que el anterior pero mostrando también la diferencia entre el precio máximo y mínimo.</text:p>
        </text:list-item>
        <text:list-item>
          <text:p text:style-name="P3">Nombre de aquellos artículos de los que se ha facturado más de 10000 euros.</text:p>
        </text:list-item>
        <text:list-item>
          <text:p text:style-name="P3">Número de facturas de cada uno de los clientes cuyo código está entre 150 y 300 (se debe mostrar este código), con cada IVA distinto que se les ha aplicado.</text:p>
        </text:list-item>
        <text:list-item>
          <text:p text:style-name="P5">Media del importe de las facturas, sin tener en cuenta impuestos ni descuentos.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" svg:font-family="Mangal"/>
    <style:font-face style:name="Courier New" svg:font-family="'Courier New'" style:font-family-generic="modern"/>
    <style:font-face style:name="DejaVu Sans1" svg:font-family="'DejaVu Sans'" style:font-family-generic="swiss"/>
    <style:font-face style:name="DejaVu Sans2" svg:font-family="'DejaVu Sans'" style:font-pitch="variable"/>
    <style:font-face style:name="Droid Sans" svg:font-family="'Droid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" style:font-family-asian="'Droid Sans'" style:font-pitch-asian="variable" style:font-size-asian="14pt" style:font-name-complex="DejaVu Sans2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 style:font-family-complex="'DejaVu Sans'" style:font-family-generic-complex="swiss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01cm" fo:margin-bottom="2.501cm" fo:margin-left="1.501cm" fo:margin-right="1.50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ÁCTICA 4</dc:title>
    <meta:initial-creator>Sonia del Cerro Ruiz</meta:initial-creator>
    <meta:creation-date>2009-04-13T07:46:00</meta:creation-date>
    <dc:date>2022-03-08T12:29:02.934181168</dc:date>
    <meta:editing-cycles>3</meta:editing-cycles>
    <meta:editing-duration>PT2M23S</meta:editing-duration>
    <meta:document-statistic meta:table-count="0" meta:image-count="0" meta:object-count="0" meta:page-count="1" meta:paragraph-count="26" meta:word-count="413" meta:character-count="2349" meta:non-whitespace-character-count="1984"/>
    <meta:generator>LibreOffice/7.0.4.2$Linux_X86_64 LibreOffice_project/00$Build-2</meta:generator>
  </office:meta>
</office:document-meta>
</file>